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3.57cm" style:rel-column-width="13778*"/>
    </style:style>
    <style:style style:name="Tabella33.B" style:family="table-column">
      <style:table-column-properties style:column-width="13.411cm" style:rel-column-width="51757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2c03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1pt" officeooo:rsid="000a42b7" officeooo:paragraph-rsid="000a42b7" style:font-name-asian="Times New Roman1" style:font-size-asian="11pt" style:font-name-complex="Times New Roman1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92c0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rsid="000a42b7" officeooo:paragraph-rsid="000a42b7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92c0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a42b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paragraph-rsid="000a42b7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0a42b7" officeooo:paragraph-rsid="000a42b7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0a42b7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b0147" officeooo:paragraph-rsid="000b0147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42b7"/>
    </style:style>
    <style:style style:name="T2" style:family="text">
      <style:text-properties officeooo:rsid="000a7c3f"/>
    </style:style>
    <style:style style:name="T3" style:family="text">
      <style:text-properties officeooo:rsid="000b24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Modifica scheda tirocinante</text:p>
            <text:p text:style-name="P4"/>
          </table:table-cell>
        </table:table-row>
        <table:table-row table:style-name="Tabella33.2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9">Impiegato dell'asilo</text:p>
          </table:table-cell>
        </table:table-row>
        <table:table-row table:style-name="Tabella33.2">
          <table:table-cell table:style-name="Tabella33.A2" office:value-type="string">
            <text:p text:style-name="P10">Entry condition</text:p>
          </table:table-cell>
          <table:table-cell table:style-name="Tabella33.B2" office:value-type="string">
            <text:p text:style-name="P11">L'utente deve accedere al sistema ed essere riconosciuto come impiegato.</text:p>
          </table:table-cell>
        </table:table-row>
        <table:table-row table:style-name="Tabella33.4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6">1. <text:span text:style-name="T1">L'impiegato accede all'area per la modifica dei dati del tirocinante</text:span></text:p>
            <text:p text:style-name="P6"/>
            <text:p text:style-name="P6">2. <text:span text:style-name="T1">Visualizza la pagina contenente tutti i dati del tirocinante.</text:span></text:p>
            <text:p text:style-name="P6"/>
            <text:p text:style-name="P7">3. <text:span text:style-name="T1">Effettua le modifiche(cambio orario tirocinio, cambio stato: attivo/non attivo,residenza)</text:span></text:p>
            <text:p text:style-name="P7"><text:s text:c="5"/></text:p>
            <text:p text:style-name="P7"><text:span text:style-name="T1">4.</text:span> <text:span text:style-name="T1">Conferma le modifiche apportate ed esce dal sistema.</text:span></text:p>
          </table:table-cell>
        </table:table-row>
        <table:table-row table:style-name="Tabella33.5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9">Lìimpiegato visualizza un messaggio di avvenuta modifica.</text:p>
          </table:table-cell>
        </table:table-row>
        <table:table-row table:style-name="Tabella33.6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2">L'impiegato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8"><text:span text:style-name="T1">L'impiegato deve visualizzare </text:span><text:span text:style-name="T2">il profilo da modificare in 20 secondi, la finestra d'avvenuta modifica <text:s/>e la finestra d'errore entro 20 secondi.</text:span></text:p>
          </table:table-cell>
        </table:table-row>
      </table:table>
      <text:p text:style-name="P12">UC <text:span text:style-name="T3">6:</text:span> Modifica la scheda di un tirocinante: i campi che possono essere modificati sono l'orario di tirocinio, lo stato del tirocinante e la residenza dello st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9:36:36.02</meta:creation-date>
    <meta:editing-duration>PT1M46S</meta:editing-duration>
    <meta:editing-cycles>4</meta:editing-cycles>
    <meta:generator>LibreOffice/3.6$Windows_x86 LibreOffice_project/da8c1e6-fd468f4-454e206-f42a4a9-143cfd</meta:generator>
    <dc:date>2012-10-20T11:36:59.33</dc:date>
    <meta:document-statistic meta:table-count="1" meta:image-count="0" meta:object-count="0" meta:page-count="1" meta:paragraph-count="19" meta:word-count="138" meta:character-count="977" meta:non-whitespace-character-count="851"/>
  </office:meta>
</office:document-meta>
</file>